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bd51" officeooo:paragraph-rsid="0012bd51"/>
    </style:style>
    <style:style style:name="P2" style:family="paragraph" style:parent-style-name="Standard" style:list-style-name="L1">
      <style:text-properties officeooo:rsid="0014de81" officeooo:paragraph-rsid="0014de81"/>
    </style:style>
    <style:style style:name="T1" style:family="text">
      <style:text-properties fo:font-size="20pt" fo:font-weight="bold" style:font-size-asian="17.5pt" style:font-weight-asian="bold" style:font-size-complex="20pt" style:font-weight-complex="bold"/>
    </style:style>
    <style:style style:name="T2" style:family="text">
      <style:text-properties officeooo:rsid="0014de8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ava Script Notes:</text:span><text:line-break/><text:line-break/>JSON – Stands for Java Script Object Notation.</text:p>
      <text:p text:style-name="P1"/>
      <text:p text:style-name="P1">An open standard file format and data interchange format that uses huma-readable text to store and transmit data objects.</text:p>
      <text:p text:style-name="P1"/>
      <text:p text:style-name="P1">We can converts strings into objects in any programming language and vice versa.<text:line-break/><text:line-break/><text:span text:style-name="T2">Helpful Site:</text:span></text:p>
      <text:list text:style-name="L1">
        <text:list-item>
          <text:p text:style-name="P2"><text:a xlink:type="simple" xlink:href="http://www.json2csharp.com/" text:style-name="Internet_20_link" text:visited-style-name="Visited_20_Internet_20_Link">www.json2csharp.com</text:a></text:p>
          <text:list>
            <text:list-item>
              <text:p text:style-name="P2">Used to convert json structures to C#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1T23:17:01.762522600</meta:creation-date>
    <dc:date>2026-04-13T11:25:49.459224800</dc:date>
    <meta:editing-duration>PT28M3S</meta:editing-duration>
    <meta:editing-cycles>2</meta:editing-cycles>
    <meta:generator>LibreOffice/26.2.2.2$Windows_X86_64 LibreOffice_project/1f77d10d6938fd34972958f64b2bcfa54f8b1ba5</meta:generator>
    <meta:document-statistic meta:table-count="0" meta:image-count="0" meta:object-count="0" meta:page-count="1" meta:paragraph-count="5" meta:word-count="54" meta:character-count="340" meta:non-whitespace-character-count="290"/>
  </office:meta>
</office:document-meta>
</file>